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fill-color="#ffffff" draw:textarea-horizontal-align="center" draw:textarea-vertical-align="top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top" draw:auto-grow-height="false" fo:min-height="0cm" fo:min-width="0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-10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9cm" svg:height="20cm" svg:x="5cm" svg:y="2cm">
          <text:p text:style-name="P1">user interfac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4.999cm" svg:height="2.028cm" svg:x="7.001cm" svg:y="4.001cm">
          <text:p text:style-name="P1">Timeline</text:p>
          <text:p text:style-name="P1">rol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999cm" svg:height="2.028cm" svg:x="7.001cm" svg:y="13.001cm">
          <text:p text:style-name="P1">Devices</text:p>
          <text:p text:style-name="P1">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999cm" svg:height="2.027cm" svg:x="7.001cm" svg:y="10.037cm">
          <text:p text:style-name="P1">Presets</text:p>
          <text:p text:style-name="P1">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4.999cm" svg:height="2.027cm" svg:x="7.001cm" svg:y="16.037cm">
          <text:p text:style-name="P1">Events</text:p>
          <text:p text:style-name="P1">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4.999cm" svg:height="2.028cm" svg:x="7.001cm" svg:y="7.072cm">
          <text:p text:style-name="P1">Matri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0cm" svg:height="11.999cm" svg:x="26cm" svg:y="2.001cm">
          <text:p text:style-name="P1">back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cm" svg:height="7.998cm" svg:x="27cm" svg:y="5.002cm">
          <text:p text:style-name="P1">Node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4.999cm" svg:height="2.028cm" svg:x="7.001cm" svg:y="19.072cm">
          <text:p text:style-name="P1">File menu</text:p>
          <text:p text:style-name="P1">(j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.999cm" svg:height="2.028cm" svg:x="28.001cm" svg:y="10.073cm">
          <text:p text:style-name="P1">Http web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5.999cm" svg:height="2.028cm" svg:x="28.001cm" svg:y="7.074cm">
          <text:p text:style-name="P1">Max Hand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2cm" svg:y1="11.05cm" svg:x2="28.001cm" svg:y2="11.087cm" draw:start-shape="id1" draw:start-glue-point="1" draw:end-shape="id2" draw:end-glue-point="3" svg:d="M12000 11050c12000 0 4000 37 16001 37">
          <text:p/>
        </draw:connector>
        <draw:connector draw:style-name="gr4" draw:text-style-name="P1" draw:layer="layout" draw:type="curve" svg:x1="12cm" svg:y1="14.015cm" svg:x2="28.001cm" svg:y2="11.087cm" draw:start-shape="id3" draw:start-glue-point="1" draw:end-shape="id2" draw:end-glue-point="3" svg:d="M12000 14015c12000 0 4000-2928 16001-2928">
          <text:p/>
        </draw:connector>
        <draw:connector draw:style-name="gr4" draw:text-style-name="P1" draw:layer="layout" draw:type="curve" svg:x1="12cm" svg:y1="17.05cm" svg:x2="28.001cm" svg:y2="11.087cm" draw:start-shape="id4" draw:start-glue-point="1" draw:end-shape="id2" svg:d="M12000 17050c12000 0 4000-5963 16001-5963">
          <text:p/>
        </draw:connector>
        <draw:connector draw:style-name="gr4" draw:text-style-name="P1" draw:layer="layout" draw:type="curve" svg:x1="12cm" svg:y1="5.015cm" svg:x2="28.001cm" svg:y2="8.088cm" draw:start-shape="id5" draw:start-glue-point="1" draw:end-shape="id6" draw:end-glue-point="3" svg:d="M12000 5015c12000 0 4000 3073 16001 3073">
          <text:p/>
        </draw:connector>
        <draw:connector draw:style-name="gr4" draw:text-style-name="P1" draw:layer="layout" draw:type="curve" svg:x1="12cm" svg:y1="8.086cm" svg:x2="28.001cm" svg:y2="8.088cm" draw:start-shape="id7" draw:start-glue-point="1" draw:end-shape="id6" draw:end-glue-point="3" svg:d="M12000 8086c12000 0 4000 2 16001 2">
          <text:p/>
        </draw:connector>
        <draw:custom-shape draw:style-name="gr1" draw:text-style-name="P1" xml:id="id9" draw:id="id9" draw:layer="layout" svg:width="10cm" svg:height="9.899cm" svg:x="26.001cm" svg:y="17.001cm">
          <text:p text:style-name="P1">Storage</text:p>
          <text:p text:style-name="P1">(max dict in jSON forma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999cm" svg:height="0.925cm" svg:x="28.001cm" svg:y="20.075cm">
          <text:p text:style-name="P1">Dict meta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999cm" svg:height="0.925cm" svg:x="28.001cm" svg:y="21.075cm">
          <text:p text:style-name="P1">Dict de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999cm" svg:height="0.925cm" svg:x="28.001cm" svg:y="22.075cm">
          <text:p text:style-name="P1">Dict parameters_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999cm" svg:height="0.925cm" svg:x="28.001cm" svg:y="23.075cm">
          <text:p text:style-name="P1">Dict path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999cm" svg:height="0.925cm" svg:x="28.001cm" svg:y="24.075cm">
          <text:p text:style-name="P1">Dict meigro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31cm" svg:y1="14cm" svg:x2="31.001cm" svg:y2="17.001cm" draw:start-shape="id8" draw:start-glue-point="2" draw:end-shape="id9" draw:end-glue-point="0" svg:d="M31000 14000c0 2250 1 750 1 3001">
          <text:p/>
        </draw:connector>
        <draw:connector draw:name="import/export" draw:style-name="gr6" draw:text-style-name="P2" draw:layer="layout" draw:type="curve" draw:line-skew="3.399cm" svg:x1="12cm" svg:y1="20.086cm" svg:x2="26.001cm" svg:y2="21.95cm" draw:start-shape="id10" draw:start-glue-point="1" draw:end-shape="id9" svg:d="M12000 20086c15600 0 8600 1864 14001 1864">
          <svg:title>import/export</svg:title>
          <svg:desc>json file</svg:desc>
          <text:p text:style-name="P2">Import/export to JSON file</text:p>
        </draw:connector>
        <draw:custom-shape draw:style-name="gr2" draw:text-style-name="P1" draw:layer="layout" svg:width="5.999cm" svg:height="0.925cm" svg:x="28.001cm" svg:y="25.076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tonello da messina</meta:initial-creator>
    <meta:creation-date>2021-10-29T11:57:44</meta:creation-date>
    <dc:date>2021-10-29T14:03:13</dc:date>
    <dc:creator>antonello da messina</dc:creator>
    <meta:editing-duration>PT11M58S</meta:editing-duration>
    <meta:editing-cycles>3</meta:editing-cycles>
    <meta:generator>OpenOffice/4.1.10$Unix OpenOffice.org_project/4110m2$Build-9807</meta:generator>
    <meta:document-statistic meta:object-count="25"/>
  </office:meta>
</office:document-meta>
</file>